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P5" style:family="paragraph" style:parent-style-name="Standard">
      <style:paragraph-properties fo:line-height="200%"/>
      <style:text-properties fo:font-weight="bold" style:font-weight-asian="bold" style:font-weight-complex="bold"/>
    </style:style>
    <style:style style:name="P6"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line-height="200%" fo:text-align="start" style:justify-single-word="false"/>
      <style:text-properties fo:font-size="12pt" style:font-size-asian="10.5pt" style:font-size-complex="12pt"/>
    </style:style>
    <style:style style:name="P8" style:family="paragraph" style:parent-style-name="Standard">
      <style:paragraph-properties fo:line-height="2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weight="normal" style:font-weight-asian="normal" style:font-weight-complex="normal"/>
    </style:style>
    <style:style style:name="T4" style:family="text">
      <style:text-properties style:font-name="Liberation Serif1" fo:font-weight="normal" style:font-name-asian="Liberation Serif1" style:font-weight-asian="normal" style:font-name-complex="Liberation Serif1" style:font-weight-complex="normal"/>
    </style:style>
    <style:style style:name="T5" style:family="text">
      <style:text-properties style:font-name="Liberation Serif" fo:font-weight="normal" style:font-name-asian="WenQuanYi Micro Hei" style:font-weight-asian="normal" style:font-name-complex="Lohit Hindi"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kills </text:p>
      <text:p text:style-name="P2"><text:tab/>Skills define what your character is good at. Every skill starts at rank 1, with each additional rank costing XP equal the new rank. When a character actively uses a skill, they may choose the relevant trait to add to the draw – Other players have every right to question the trait choice if they believe it nonsensical or to not adequately fit the action. Reflexive draws are always off of Mind.</text:p>
      <text:p text:style-name="P2"><text:span text:style-name="T1">Athletics</text:span> </text:p>
      <text:p text:style-name="P2"><text:tab/>This skill is used any time your character runs, jumps, dodges an attack or trap, attacks or uses a </text:p>
      <text:p text:style-name="P2">Combat Trick(detailed below) while unarmed, performs some form of exercise, or any kind of extreme </text:p>
      <text:p text:style-name="P2">movement or acrobatics. Characters automatically use Athletics reflexively against melee attacks unless they choose to parry with an appropriate weapon skill, ranged attacks, attacks with splash damage, some magical abilities, and the effects of traps. </text:p>
      <text:p text:style-name="P2"><text:span text:style-name="T1">Combat Training(Weapon)</text:span> </text:p>
      <text:p text:style-name="P2"><text:tab/>This skill is used both to attack and defend with the chosen weapon type. In addition, characters gain the use of all Combat Tricks(listed below, detailed further in Combat) with the chosen weapon, and may take Specialties to increase their ability to perform them successfully. This skill may be used reflexively to parry melee attacks. </text:p>
      <text:p text:style-name="P2"><text:tab/>Combat Tricks are special actions taken that have mostly non-damage effects. A character using a Combat Trick may not make any additional attacks with other weapons on hand, or through the use of </text:p>
      <text:p text:style-name="P2">advantages like Savage or Gun Fever. </text:p>
      <text:p text:style-name="P5">Bash – <text:span text:style-name="T3">This combat maneuver is used to make a melee attack with a ranged weapon. Treat the weapon as an improvised weapon, with a damage bonus corresponding to the class of improvised weapon it falls under(see: weapons chart, pg. XX). </text:span></text:p>
      <text:p text:style-name="P2"><text:span text:style-name="T1">Bind</text:span> – Declare a weapon or limb on an opponent. If this character's melee attack is successful, the </text:p>
      <text:p text:style-name="P2">target loses the use of the targetted weapon or limb until they use an action to attempt an opposed <text:soft-page-break/>&lt;Weapon&gt; or Athletics draw off of Body to break the bind. This character, likewise, cannot use the weapon initiating the bind until it is broken. </text:p>
      <text:p text:style-name="P2"><text:span text:style-name="T1">Break</text:span> – This character may play 1 fewer card on an attack. If successful, damage is dealt to the </text:p>
      <text:p text:style-name="P2">opponent's equipped weapon of the character's choice instead. Weapons can take wounds equal to their damage bonus before breaking.</text:p>
      <text:p text:style-name="P2"><text:span text:style-name="T1">Called Shot</text:span> – This character chooses a body part to target, losing cards on the draw depending on the </text:p>
      <text:p text:style-name="P2">part(1 for the torso, 2 for the arms and legs, 3 for the head, and 4 for the neck or other small vulnerable areas). If the resulting damage reduces the target's BP to 0, they lose the use of the targeted part until the end of the scene(see the Blind, One Leg and One Arm Disadvantages). A Called Shot to the head deals double damage. A Called Shot to the neck or other sensitive areas deals double damage and ignores armor. </text:p>
      <text:p text:style-name="P2"><text:span text:style-name="T1">Charge</text:span> – The character may declare a charge to combine their movement and attack actions. They </text:p>
      <text:p text:style-name="P2">must target an opponent not currently in their melee range that they can reach by proceeding in a straight line, though said line can involve swinging on chandeliers and other such novelties. They may double the amount of distance normally covered by a movement action. If the attack fails, this character is Knocked Down. </text:p>
      <text:p text:style-name="P2"><text:span text:style-name="T1">Disarm</text:span> -Make a physical melee attack off of Mind. If successful, the attack deals no damage, but the </text:p>
      <text:p text:style-name="P2">opponent drops their weapon. If the character manages an additional success, they may wield the weapon in an empty hand.</text:p>
      <text:p text:style-name="P2"><text:span text:style-name="T1">Grapple</text:span> – Make a melee attack. If successful, no damage is dealt, but the character is now Grappled. </text:p>
      <text:p text:style-name="P2">Grappled characters must make a successful Athletics Skill Draw off of Body to move, attack, or draw a weapon. A Grappled character may spend an action to attempt an opposed Athletics off of Body to break the Grapple. This action deals damage normally to Grappled characters.</text:p>
      <text:p text:style-name="P2"><text:span text:style-name="T1">Hurl</text:span> – This character may play 1 fewer card on their attack to throw a weapon that does not have a </text:p>
      <text:p text:style-name="P2">range listed at a short or medium distance opponent. </text:p>
      <text:p text:style-name="P5"><text:soft-page-break/>Lunge<text:span text:style-name="T3"> – This character may take penalties up to their </text:span>Body<text:span text:style-name="T3"> to all defense draws until their next turn. </text:span><text:span text:style-name="T3">They then add twice that number to an immediate melee attack draw.</text:span></text:p>
      <text:p text:style-name="P2"><text:span text:style-name="T1">Stunt</text:span> – This character performs some trick, throwing their sword in the air and catching it with </text:p>
      <text:p text:style-name="P2">panache, or swallowing the blade down to the hilt, or twirling both pistols with the skill of an old west </text:p>
      <text:p text:style-name="P2">gunslinger. Make a &lt;Weapon&gt; Skill Draw off of Luck – if successful, the character gains a Wildcard which is discarded if not used by the end of the Opposition. </text:p>
      <text:p text:style-name="P2"><text:span text:style-name="T1">Tag</text:span> – This character attempts to land a non-damaging hit on their opponent, slicing off buttons or </text:p>
      <text:p text:style-name="P2">slicing a “Z” into their opponent's shirt. If the attack lands, the target takes no damage but loses a Wildcard until the end of the Opposition. </text:p>
      <text:p text:style-name="P2"><text:span text:style-name="T1">Trip</text:span> - This character may attempt a Trip, handling this as a normal attack with their chosen weapon. If the attack hits, it deals no damage, but the opponent is Knocked Down. </text:p>
      <text:p text:style-name="P2"><text:span text:style-name="T1">Craft(Product)</text:span> </text:p>
      <text:p text:style-name="P2"><text:tab/>This skill related to the creation of something, anything from a work of art to a weapon, automaton, or vehicle. A mundane small object can be crafted for half of its listed cost through the use of a skill draw during the Time Passes action, and may be added to the character's inventory immediately. Works of art, writings, and other such products are free to create. To determine the monetary value of such an item, multiply the number of successes by 10. Of course, getting that kind of money still requires finding someone to purchase the play or symphony, which requires legwork and negotiation best expressed in-game. Artistic products can be produced over the course of several draws and associated Time Passes actions, stacking the results of each draw to determine the value. </text:p>
      <text:p text:style-name="P2"><text:span text:style-name="T1">Crafting Armor &amp; Weapons</text:span> </text:p>
      <text:p text:style-name="P2"><text:tab/>Crafting items of greater than average quality takes a bit more than just the time and materials. The talented crafter can add a number of modifications to the item equal to their rank in the related skill, spending 1 XP, 10 Dufrancs, and a <text:s/>Time Passes action. These modifications can be just about anything that is not deemed too ridiculous by Consensus -1; See Equipment, pg. Xx for examples.</text:p>
      <text:p text:style-name="P4"><text:soft-page-break/>Crafting Automatons </text:p>
      <text:p text:style-name="P7"><text:tab/>Automatons are a core component of the ongoing Technological Revolution, impossibly intricate beings of clockwork, more intricate machinery, and most importantly operated by Microwork, impossibly small 'work which enables the machine to have crude senses and accept verbal commands, allowing for rudimentary logic in the accomplishment of simple tasks. All of this powered by a magical charge held in a spring made of Arcanum, a rare metal that can contain such energies without suffering ill effects. The result is self-maintaining, self-adjusting machinery, just as smart as the number of “Thoughtboxes” that one can fit in. </text:p>
      <text:p text:style-name="P7"><text:tab/>Automatons must have their Arcanum Springs recharged once a week, which any character with a Major magical ability can accomplish with a single action. The suit of the magic is generally irrelevant, so long as it isn't combined with the energies of another suit – which is why careful Magi always purge a spring of its charge(again, just a single action) before recharging it. In the event that a spring holds charge from more than one suit of magical energy, see Sentient Automatons, pg. xx.</text:p>
      <text:p text:style-name="P7"><text:tab/>A character can build an Automaton with a power rating up to their rank in Craft(Automaton). <text:s/></text:p>
      <text:p text:style-name="P4">Crafting Magic Devices </text:p>
      <text:p text:style-name="P4">Crafting Structures </text:p>
      <text:p text:style-name="P4">Crafting Tools </text:p>
      <text:p text:style-name="P3"><text:span text:style-name="T2">Crafting Vehicles</text:span> </text:p>
      <text:p text:style-name="P5">Guts </text:p>
      <text:p text:style-name="P2"><text:tab/>This skill is used most often reflexively, to resist attacks on the character's mind or constitution, like witnessing a Fate in action or catching a good whiff of a Spades Monster's special Aroma. </text:p>
      <text:p text:style-name="P2"><text:span text:style-name="T1">Influence</text:span> </text:p>
      <text:p text:style-name="P2">This skill is used for attempts at socializing, whether on the personal level, or in front of an audience. </text:p>
      <text:p text:style-name="P2">Characters use this skill reflexively during social oppositions, and indeed most “attacks” in such <text:soft-page-break/>oppositions, be they intimidation, linguistic trickery, or actual debate use this skill as well. Like physical forms of combat, the skilled negotiator has some tricks to make use of. </text:p>
      <text:p text:style-name="P4">Social Tricks </text:p>
      <text:p text:style-name="P6">Boast</text:p>
      <text:p text:style-name="P6"><text:tab/><text:span text:style-name="T3">One must be great at embellishing/fabricating their achievements or the achievements of others. With a successful Influence[</text:span><text:span text:style-name="T4">♠</text:span><text:span text:style-name="T3">] vs. Perception[</text:span><text:span text:style-name="T4">♠</text:span><text:span text:style-name="T3">], gain a rank of Good Reputation until the end of the </text:span><text:span text:style-name="T3">scene.</text:span></text:p>
      <text:p text:style-name="P5">Charm </text:p>
      <text:p text:style-name="P5"><text:tab/><text:span text:style-name="T3">Sometimes it's worth it to butter up one's rivals, to catch them off guard. With successful Influence[</text:span><text:span text:style-name="T4">♠</text:span><text:span text:style-name="T3">] vs. Perception[</text:span><text:span text:style-name="T4">♠</text:span><text:span text:style-name="T3">], target cannot make social attacks towards this character for one turn.</text:span></text:p>
      <text:p text:style-name="P5">Intimidate </text:p>
      <text:p text:style-name="P5"><text:tab/><text:span text:style-name="T3">When all else fails, your character can remind others just how easily he could break their arms with his thighs. May sacrifice a card on an Influence[</text:span><text:span text:style-name="T4">♥</text:span><text:span text:style-name="T3">]. If successful, damage is dealt to the target's SP </text:span><text:span text:style-name="T3">instead.</text:span></text:p>
      <text:p text:style-name="P5">Seduce </text:p>
      <text:p text:style-name="P5"><text:tab/><text:span text:style-name="T3">There is one language that is far and away more direct than the verbal sort, the most basic of all magic. Manipulation of this body language can give one a decisive edge. This action often has difficulty modifiers associated with the sexualities of those involved, but the effect is the same: With a successful Influence[</text:span><text:span text:style-name="T4">♣</text:span><text:span text:style-name="T5">] vs. Influence[</text:span><text:span text:style-name="T4">♠</text:span><text:span text:style-name="T5">], one's target halves the results of any attack directed toward your character for one turn.</text:span><text:span text:style-name="T3"><text:tab/> </text:span></text:p>
      <text:p text:style-name="P5">Taunt </text:p>
      <text:p text:style-name="P5"><text:tab/><text:span text:style-name="T3">Sometimes one wants to provoke an attack in hopes of causing a misstep, a slip of the tongue, or any number of fortunate mishaps. With a successful Influence[</text:span><text:span text:style-name="T4">♠</text:span><text:span text:style-name="T3">], your target is forced to direct their </text:span><text:span text:style-name="T3">next attack towards you.</text:span></text:p>
      <text:p text:style-name="P8"><text:soft-page-break/></text:p>
      <text:p text:style-name="P5">Knowledge(Subject) </text:p>
      <text:p text:style-name="P2"><text:tab/>This skill is used when researching, experimenting, or teaching the related subject. Many subjects, like Business or Theatre may be used actively for a variety of goals. </text:p>
      <text:p text:style-name="P5">Meditation </text:p>
      <text:p text:style-name="P2"><text:tab/>This skill is used to recover from mind-altering effects(like Berserk, or the Charm Dust of a </text:p>
      <text:p text:style-name="P2">Maidenfly), or it may be used actively outside of Oppositions to heal wounds to Mind or Spirit, removing a Wound per success.</text:p>
      <text:p text:style-name="P5">Perception </text:p>
      <text:p text:style-name="P2"><text:tab/>This skill is used to find hidden things, entrances, and people, most often reflexively, though a </text:p>
      <text:p text:style-name="P2">character may choose to do so actively if they are suspicious of the area or people they are near. </text:p>
      <text:p text:style-name="P5">Stealth </text:p>
      <text:p text:style-name="P2"><text:tab/>This skill is used to conceal – whether its a dagger in your sleeve, your whole body in a dark alley, or your company's expenses in the yearly tax report. When used, other characters in the scene generally get an opposed reflexive Perception draw to detect your actions. </text:p>
      <text:p text:style-name="P2"><text:span text:style-name="T1">Technology</text:span> </text:p>
      <text:p text:style-name="P2"><text:tab/>This skill is used to make use of vehicles, auto-devices, difference engines, anything with a user </text:p>
      <text:p text:style-name="P2">interface of some s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3T12:53:21</meta:creation-date>
    <meta:editing-duration>PT17H33M23S</meta:editing-duration>
    <meta:editing-cycles>13</meta:editing-cycles>
    <meta:generator>LibreOffice/3.4$Linux LibreOffice_project/340m1$Build-402</meta:generator>
    <dc:date>2013-01-09T12:49:30</dc:date>
    <meta:document-statistic meta:table-count="0" meta:image-count="0" meta:object-count="0" meta:page-count="6" meta:paragraph-count="73" meta:word-count="1754" meta:character-count="10419" meta:non-whitespace-character-count="8655"/>
  </office:meta>
</office:document-meta>
</file>